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/>
      <style:text-properties officeooo:rsid="000b35f9" officeooo:paragraph-rsid="000b35f9"/>
    </style:style>
    <style:style style:name="P5" style:family="paragraph" style:parent-style-name="Text_20_body">
      <style:text-properties officeooo:rsid="000b35f9" officeooo:paragraph-rsid="000b35f9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gan Bunch</text:p>
      <text:p text:style-name="P4">CMST 247</text:p>
      <text:p text:style-name="P4">Prof. Thomas Mertz</text:p>
      <text:p text:style-name="P4">04 May 2023</text:p>
      <text:p text:style-name="P4"/>
      <text:p text:style-name="P3"/>
      <text:list xml:id="list2442299418" text:style-name="L1">
        <text:list-item>
          <text:p text:style-name="P2">What explanation does Mitchell Kapor give for software unreliability compared to hardware? </text:p>
        </text:list-item>
      </text:list>
      <text:p text:style-name="P3"/>
      <text:p text:style-name="P4">Every bit of code is hand built so we can’t assume that once it is built it will work. We must exhaustively test it.</text:p>
      <text:p text:style-name="P4"/>
      <text:list xml:id="list1650989428271" text:continue-numbering="true" text:style-name="L1">
        <text:list-item>
          <text:p text:style-name="P2">Briefly summarize the video's first example of poor software reliability. </text:p>
        </text:list-item>
      </text:list>
      <text:p text:style-name="P3"/>
      <text:p text:style-name="P4">Therac radiation treatment device. When the operator adjusted the radiation levels, a bug in the code caused the device to ignore the input and produce extremely high levels of radiation.</text:p>
      <text:p text:style-name="P4"/>
      <text:list xml:id="list1649829048129" text:continue-numbering="true" text:style-name="L1">
        <text:list-item>
          <text:p text:style-name="P2">Briefly summarize one of the video's other examples of poor software reliability. </text:p>
        </text:list-item>
      </text:list>
      <text:p text:style-name="P3"/>
      <text:p text:style-name="P4">AT&amp;T telephone system crashed due to a single line of bad software that caused one port to connect to an incorrect port which led to a cascade of mismatched ports.</text:p>
      <text:p text:style-name="P3"/>
      <text:list xml:id="list1649854069261" text:continue-numbering="true" text:style-name="L1">
        <text:list-item>
          <text:p text:style-name="P1">Explain the irony of software reliability as described in the conclusion of the segment. </text:p>
        </text:list-item>
      </text:list>
      <text:p text:style-name="P5">Computer software was created out of the fear of potential errors form humans, where clearly the creation and use of computer software has not liberated us from human erro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23:58:15.604375723</meta:creation-date>
    <dc:date>2023-05-05T00:16:49.258423098</dc:date>
    <meta:editing-duration>PT18M34S</meta:editing-duration>
    <meta:editing-cycles>1</meta:editing-cycles>
    <meta:document-statistic meta:table-count="0" meta:image-count="0" meta:object-count="0" meta:page-count="1" meta:paragraph-count="12" meta:word-count="175" meta:character-count="1031" meta:non-whitespace-character-count="868"/>
    <meta:generator>LibreOffice/7.5.2.2$Linux_X86_64 LibreOffice_project/50$Build-2</meta:generator>
  </office:meta>
</office:document-meta>
</file>